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contains macros created by Attacker!</text:p>
      <text:p text:style-name="Standard"/>
      <text:p text:style-name="Standard">Macros were signed by Attacker using a self-generated RSA key pair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3:04:28.695000000</meta:creation-date>
    <dc:date>2021-01-26T13:06:47.886000000</dc:date>
    <meta:editing-duration>PT2M18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18" meta:character-count="122" meta:non-whitespace-character-count="106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MsgBox("Start macro created by Attacker!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>
    <SignedInfo>
      <CanonicalizationMethod Algorithm="http://www.w3.org/TR/2001/REC-xml-c14n-20010315"/>
      <SignatureMethod Algorithm="http://www.w3.org/2001/04/xmldsig-more#rsa-sha256"/>
      <Reference URI="Basic/Standard/Module1.xml">
        <Transforms>
          <Transform Algorithm="http://www.w3.org/TR/2001/REC-xml-c14n-20010315"/>
        </Transforms>
        <DigestMethod Algorithm="http://www.w3.org/2001/04/xmlenc#sha256"/>
        <DigestValue>cbJolGw8h4pGqQTzqGo8OFAQzLu24epfT42e0y2jdDI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#ID_00060069009b00c000230048004b004400b600f9006a002a007500db005100e0">
        <DigestMethod Algorithm="http://www.w3.org/2001/04/xmlenc#sha256"/>
        <DigestValue>IRTFwFUsV9M9pfVRKrAMdrJVPs708TP1GxES9RKqxks=</DigestValue>
      </Reference>
      <Reference URI="#idSignedProperties" Type="http://uri.etsi.org/01903#SignedProperties">
        <DigestMethod Algorithm="http://www.w3.org/2001/04/xmlenc#sha256"/>
        <DigestValue>CG5L94Zlp2l+ZEj0EJRgBhwL8IqART/9pg8lRc5MTAM=</DigestValue>
      </Reference>
    </SignedInfo>
    <SignatureValue>f874g5qfCvaAmKRNZAAzZIYK8w9ViVsMqZ8tfh7Z9ul7jC2euXApdcIY+Nuei/ywmWOz0rIXjaGELTj8FvrrVFMTWM+E+fww8JQfakOfvnp3TrY6CBW6SS4NhOWpllHuxe1sNLpuvOLYsUCKRNh/qvxa2/xTtAfYJum/u5Obf+I=</SignatureValue>
    <KeyInfo>
      <KeyValue>
        <RSAKeyValue>
          <Modulus>xw+zGCRhT+kRFkSeCcwRGBMP0FXhz8Ufb+BYXNzEu0TpaI6ePfVM5+aMza3L/ycNYhbJ306SwJYpyXStU8CcE5P0qfv/kdYTU6Cs86qLJDU7sEdUea9zgnLeLYvLooNwIp47++HF9vgyhOmmcKROHjbuxbRLFtT1AKppYW0jSqk=</Modulus>
          <Exponent>AQAB</Exponent>
        </RSAKeyValue>
      </KeyValue>
      <X509Data>
        <X509Certificate>MIIFHDCCBASgAwIBAgIURh2IEkhQXsfBUvxVArHn0KAz9FYwDQYJKoZIhvcNAQEL
BQAwTDELMAkGA1UEBhMCQ0gxEDAOBgNVBAoTB1dJU2VLZXkxKzApBgNVBAMTIldJ
U2VLZXkgQ2VydGlmeUlEIFBlcnNvbmFsIEdCIENBIDQwHhcNMjExMjA2MTAxNTQ4
WhcNMjIwMzA2MTAyNTAwWjCBmDFCMEAGA1UECww5UGVyc29uJ3MgSWRlbnRpdHkg
bm90IFZlcmlmaWVkIC0gV0lTZUlEIEZyZWUgQ2VydGlmaWNhdGVzMSUwIwYDVQQD
DBx0cnVzdGVkLnBlcnNvbi5vZGZAZ21haWwuY29tMSswKQYJKoZIhvcNAQkBFhx0
cnVzdGVkLnBlcnNvbi5vZGZAZ21haWwuY29tMIIBIjANBgkqhkiG9w0BAQEFAAOC
AQ8AMIIBCgKCAQEA9fcmHrkQ6W8d43wGJcVZuVfNl+lbW/IkNvpX7ONAaCOJRD68
eg8U2PFo9PmLq6yVeV0K2tMkWTAuawFcJ/mgv1yc5l6QnlaKObpjgclkl4TNJYEO
EHIFhk6CUqHYlcbv0RqIFiRjLKx2JjkNPfe1VfVqbqTiGvohVgqyw9HL8fQ0GW54
OlgOFlDm/iJd4+SaJNLOdJuE22NLDqGcokO8wjJ49vA96mDEN0Tj7wY5psQqpjth
ult7TYPKueMVwUS7O83864iM4pm2J/qozFGk8K/ME6vilz22yRq5qEHNBX1HeEPd
dw0y4YMnIXnrtapPL+n2dRHMt0MOqK36/YYp2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lBgcU4Dm7d7sPuuvv1QBaRmvloYwHQYDVR0lBBYwFAYIKwYBBQUH
AwIGCCsGAQUFBwMEMA4GA1UdDwEB/wQEAwIFoDANBgkqhkiG9w0BAQsFAAOCAQEA
SE1SQx8xJZ9dHTXBpxsK7U7g3oLezWTBgnjmuGIOeFv0O1hx0TZeW/eyyJikrXIT
8qd7ypG7i6MNhLJzXh22QxAKF1JVxVM8J/4g+qdA5mdkIjxwf5+hALhy5OAtMr1m
nbeK8CXN+7ze+F25TaaeFRI91IVSl7KzGMjY8YCdqvnEJNOoIV/MX0BuTMrMdQ7j
ZOkiBTGPZjIxHc5tXMZbZBZ72qCFaaQBHpk8sVUX+yiXVhiZy7xYcPO+a1AZumSX
ZyihLbFCIuTYem8dQeCvpbhTPgAdZuJgofnxt4yYQbrZeKGcjpFBliMrAczGivh0
jHJ/AFE/1Z+zWR6fiPY+Eg==</X509Certificate>
      </X509Data>
    </KeyInfo>
    <Object>
      <SignatureProperties>
        <SignatureProperty Id="ID_00060069009b00c000230048004b004400b600f9006a002a007500db005100e0" Target="#ID_00f3003c00d5002d006900ac0049007e0081002200f300f200dd00040001004b">
          <dc:date xmlns:dc="http://purl.org/dc/elements/1.1/">2021-10-12T19:28:31.246000000</dc:date>
        </SignatureProperty>
      </SignatureProperties>
    </Object>
    <Object xmlns:xd="http://uri.etsi.org/01903/v1.3.2#">
      <xd:QualifyingProperties Target="#ID_00f3003c00d5002d006900ac0049007e0081002200f300f200dd00040001004b">
        <xd:SignedProperties Id="idSignedProperties">
          <xd:SignedSignatureProperties>
            <xd:SigningTime>2021-10-12T19:28:31.246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N=WISeKey CertifyID Personal GB CA 4, O=WISeKey, C=CH</X509IssuerName>
                  <X509SerialNumber>492776570638425942708927152800856035375062304454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FHDCCBASgAwIBAgIURh2IEkhQXsfBUvxVArHn0KAz9FYwDQYJKoZIhvcNAQEL
BQAwTDELMAkGA1UEBhMCQ0gxEDAOBgNVBAoTB1dJU2VLZXkxKzApBgNVBAMTIldJ
U2VLZXkgQ2VydGlmeUlEIFBlcnNvbmFsIEdCIENBIDQwHhcNMjExMjA2MTAxNTQ4
WhcNMjIwMzA2MTAyNTAwWjCBmDFCMEAGA1UECww5UGVyc29uJ3MgSWRlbnRpdHkg
bm90IFZlcmlmaWVkIC0gV0lTZUlEIEZyZWUgQ2VydGlmaWNhdGVzMSUwIwYDVQQD
DBx0cnVzdGVkLnBlcnNvbi5vZGZAZ21haWwuY29tMSswKQYJKoZIhvcNAQkBFhx0
cnVzdGVkLnBlcnNvbi5vZGZAZ21haWwuY29tMIIBIjANBgkqhkiG9w0BAQEFAAOC
AQ8AMIIBCgKCAQEA9fcmHrkQ6W8d43wGJcVZuVfNl+lbW/IkNvpX7ONAaCOJRD68
eg8U2PFo9PmLq6yVeV0K2tMkWTAuawFcJ/mgv1yc5l6QnlaKObpjgclkl4TNJYEO
EHIFhk6CUqHYlcbv0RqIFiRjLKx2JjkNPfe1VfVqbqTiGvohVgqyw9HL8fQ0GW54
OlgOFlDm/iJd4+SaJNLOdJuE22NLDqGcokO8wjJ49vA96mDEN0Tj7wY5psQqpjth
ult7TYPKueMVwUS7O83864iM4pm2J/qozFGk8K/ME6vilz22yRq5qEHNBX1HeEPd
dw0y4YMnIXnrtapPL+n2dRHMt0MOqK36/YYp2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lBgcU4Dm7d7sPuuvv1QBaRmvloYwHQYDVR0lBBYwFAYIKwYBBQUH
AwIGCCsGAQUFBwMEMA4GA1UdDwEB/wQEAwIFoDANBgkqhkiG9w0BAQsFAAOCAQEA
SE1SQx8xJZ9dHTXBpxsK7U7g3oLezWTBgnjmuGIOeFv0O1hx0TZeW/eyyJikrXIT
8qd7ypG7i6MNhLJzXh22QxAKF1JVxVM8J/4g+qdA5mdkIjxwf5+hALhy5OAtMr1m
nbeK8CXN+7ze+F25TaaeFRI91IVSl7KzGMjY8YCdqvnEJNOoIV/MX0BuTMrMdQ7j
ZOkiBTGPZjIxHc5tXMZbZBZ72qCFaaQBHpk8sVUX+yiXVhiZy7xYcPO+a1AZumSX
ZyihLbFCIuTYem8dQeCvpbhTPgAdZuJgofnxt4yYQbrZeKGcjpFBliMrAczGivh0
jHJ/AFE/1Z+zWR6fiPY+Eg==</xd:EncapsulatedX509Certificate>
            </xd:CertificateValues>
          </xd:UnsignedSignatureProperties>
        </xd:UnsignedProperties>
      </xd:QualifyingProperties>
    </Object>
  </Signature>
</document-signatures>
</file>